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 and Trent Dale</text:p>
      <text:p text:style-name="Standard">CMPSC370 – Professor Roos</text:p>
      <text:p text:style-name="Standard">Lab 2</text:p>
      <text:p text:style-name="Standard">02042012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2-02-04T16:19:51</meta:creation-date>
    <meta:document-statistic meta:table-count="0" meta:image-count="0" meta:object-count="0" meta:page-count="1" meta:paragraph-count="4" meta:word-count="12" meta:character-count="68"/>
    <dc:date>2012-02-04T16:44:57</dc:date>
    <dc:creator>Braden Licastro</dc:creator>
    <meta:editing-duration>PT00H09M55S</meta:editing-duration>
    <meta:editing-cycles>1</meta:editing-cycles>
    <meta:generator>OpenOffice.org/3.2$Linux OpenOffice.org_project/320m12$Build-9483</meta:generator>
  </office:meta>
</office:document-meta>
</file>